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unito" svg:font-family="Nunito, Helvetica, Arial,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text-properties style:font-name="Arial" fo:font-weight="normal" style:font-weight-asian="normal" style:font-weight-complex="normal"/>
    </style:style>
    <style:style style:name="P7" style:family="paragraph" style:parent-style-name="Standard">
      <style:text-properties style:font-name="Arial" style:text-underline-style="none" fo:font-weight="normal" style:font-weight-asian="normal" style:font-weight-complex="normal"/>
    </style:style>
    <style:style style:name="P8" style:family="paragraph" style:parent-style-name="Standard" style:list-style-name="L1">
      <style:text-properties style:font-name="Arial"/>
    </style:style>
    <style:style style:name="P9" style:family="paragraph" style:parent-style-name="Standard" style:list-style-name="L2">
      <style:text-properties style:font-name="Arial"/>
    </style:style>
    <style:style style:name="P10" style:family="paragraph" style:parent-style-name="Standard">
      <style:text-properties style:font-name="Arial"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list-style-name="L3">
      <style:text-properties style:font-name="Arial"/>
    </style:style>
    <style:style style:name="T1" style:family="text">
      <style:text-properties style:text-position="super 58%"/>
    </style:style>
    <style:style style:name="T2" style:family="text">
      <style:text-properties fo:font-variant="normal" fo:text-transform="none" fo:color="#5f5f6f" style:font-name="Nunito" fo:font-size="13.5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mon Machine Learning Algorithms</text:p>
      <text:p text:style-name="P1"/>
      <text:p text:style-name="P1"/>
      <text:p text:style-name="P4">Linear Regression</text:p>
      <text:p text:style-name="P1"/>
      <text:p text:style-name="P1">Linear regression is an example of supervised machine-learning and is well used for forecasting and predictions. <text:s/>Linear regression is used to predict the pattern of future data based on the pattern of known variables.</text:p>
      <text:p text:style-name="P1"/>
      <text:p text:style-name="P1">This type of regression algorithm</text:p>
      <text:list xml:id="list1302955905435656094" text:style-name="L1">
        <text:list-item>
          <text:p text:style-name="P8">establishes the strength and direction of a correlation between variables in known data.</text:p>
        </text:list-item>
        <text:list-item>
          <text:p text:style-name="P8">Predicts future trends of one or more variables based on this data.</text:p>
        </text:list-item>
        <text:list-item>
          <text:p text:style-name="P8">Returns a “best fit” line (line with the least error), showing the direction of the data trend.</text:p>
        </text:list-item>
      </text:list>
      <text:p text:style-name="P1"/>
      <text:p text:style-name="P1">Linear regression is commonly used in forecasting where variable a is believed to have a direct correlation with variable b though it can be used with more than 2 variables.</text:p>
      <text:p text:style-name="P1"/>
      <text:p text:style-name="P1">We can use linear regression to plot the following variables against each other to forecast manufacturing and logistical requirements including the following examples:</text:p>
      <text:list xml:id="list5302785946492650040" text:style-name="L2">
        <text:list-item>
          <text:p text:style-name="P9">Plot pregnancy rates against nappy sales.</text:p>
        </text:list-item>
        <text:list-item>
          <text:p text:style-name="P9">General economic growth against sales of new vehicles/ quantities of holidays purchased.</text:p>
        </text:list-item>
        <text:list-item>
          <text:p text:style-name="P9">Vehicle sales against volumes of cars to be moved by hauliers.</text:p>
        </text:list-item>
      </text:list>
      <text:p text:style-name="P1"/>
      <text:p text:style-name="P1"/>
      <text:p text:style-name="P4">Logistic Regression</text:p>
      <text:p text:style-name="P4"/>
      <text:p text:style-name="P1">Logistic Regression is a supervised machine learning classification algorithm where given a data set, the algorithm seeks to classify and identify each item in a category based on information about it. For example, size, shape and colour of leaves to predict what tree they have come from from based on relevant known data on trees and their leaf characteristics.</text:p>
      <text:p text:style-name="P1"/>
      <text:p text:style-name="P1">Logistical regression can be used to plot data based on</text:p>
      <text:list xml:id="list4880734081173953916" text:style-name="L3">
        <text:list-item>
          <text:p text:style-name="P11">Binomial results such as 'True/ False' <text:s/>e.g. the likelihood of diabetes based on a glucose test (1 or 2 result).</text:p>
        </text:list-item>
        <text:list-item>
          <text:p text:style-name="P11">Multinomial results where there are 3 categories <text:s/>e.g. the classification of a buzzing insect as a fly, mosquito or bee based on their physical characteristics (1,2 or 3 result)</text:p>
        </text:list-item>
        <text:list-item>
          <text:p text:style-name="P11">Ordinal results with ordered “likert scale” type results such as “agrees”, “agrees a little”, “neither disagrees or agrees”, “disagrees a little”, “disagrees” (1,2,3,4, or 5) which are commonly used with satisfaction surveys.</text:p>
        </text:list-item>
      </text:list>
      <text:p text:style-name="P1"/>
      <text:p text:style-name="P1">Logistic regression is useful in medical settings, predicting likelihood of heart disease amongst overweight smokers, or in sales to categorise stores “affluency” levels to predict purchasers of high-end luxury items impacting on stocking levels.</text:p>
      <text:p text:style-name="P1"/>
      <text:p text:style-name="P1"/>
      <text:p text:style-name="P1"/>
      <text:p text:style-name="P1"/>
      <text:p text:style-name="P1"><text:soft-page-break/></text:p>
      <text:p text:style-name="P1"/>
      <text:p text:style-name="P2">Decision Tree</text:p>
      <text:p text:style-name="P2"/>
      <text:p text:style-name="P1">Decision Tree is a supervised machine learning classification algorithm and can be used both to classify which subsection data belongs (classification) or to predict outcome based on the results (regression).</text:p>
      <text:p text:style-name="P1"/>
      <text:p text:style-name="P1">Decision tree algorithms rely on a series of answers to specific questions which increasingly narrow down to an outcomes/ conclusion (leaves).</text:p>
      <text:p text:style-name="P1"/>
      <text:p text:style-name="P1">For example, with medical diagnosis, a patient coming in with a cough could have multiple causes. The patient may be asked if they are a smoker, to which the logical “branch” the questioning progresses down may be how many a day they smoke, if they are filtered or not and how long they have been smoking. <text:s/>This branch would be unsuitable for a 2 year old who would progress along a different branch despite possibly reporting the same set of symptoms. <text:s/>This can be used to suggest the value of screenings for certain illnesses by suggesting the most likely cause(s) of the issue.</text:p>
      <text:p text:style-name="P1">This can be further used to predict how long a stay a person may need to have in hospital due to the extent of their illness through a similar decision tree based logic.</text:p>
      <text:p text:style-name="P1">WebMD is a good example of a popular diagnoses based tool which relies on decision tree <text:s/>machine learning.</text:p>
      <text:p text:style-name="P1"/>
      <text:p text:style-name="P1"/>
      <text:p text:style-name="P2">SVM (Support Vector Machine)</text:p>
      <text:p text:style-name="P1">Support Vector machines are supervised learning models that are used for classification and regression.</text:p>
      <text:p text:style-name="P1"/>
      <text:p text:style-name="P1">SVM's are used to classify data into distinct groups or vectors based on their characteristics and the strength of those relative groups as distinct entities can be identified by the margin that exists between them (how much the groups do not overlap/ space between the groups/ distinctiveness). <text:s/>Where groups are distinct but overlap, SVM can still be used for classification purposes by using a soft margin which allows some results from one classification to be included on the side of the other classification. <text:s/>By using the kernal function we can also turn 1 dimensional (single line) data into 2 dimensional which can result in more distinctive dimensional spacing.</text:p>
      <text:p text:style-name="P1"/>
      <text:p text:style-name="P1">This type of machine learning can be used to detect credit card fraud (identifying a cluster of anomalous purchases at non-standard locations or non-usual values.</text:p>
      <text:p text:style-name="P1">It can also be used to turn handwriting into typed text by comparing the shape and vectors of black space vs white space and shape against each letter.</text:p>
      <text:p text:style-name="P1"/>
      <text:p text:style-name="P1"/>
      <text:p text:style-name="P2">Naive Bayes</text:p>
      <text:p text:style-name="P2"/>
      <text:p text:style-name="P1">Naive Bayes is a supervised learning model which assumes data is binomial (true/false), categorical (1,2,3) or nominal.</text:p>
      <text:p text:style-name="P1"/>
      <text:p text:style-name="P1">The Naive Bayes algorithm works by calculating the past results given conditions to give a likelihood of current results given the same conditions.</text:p>
      <text:p text:style-name="P1">This can be useful when looking at predicting behaviours of shoppers for example, the likelihood of a customer to buy fresh bread given the condition that they can smell fresh <text:soft-page-break/>bread in the store vs when there is no fresh bread being currently baked.</text:p>
      <text:p text:style-name="P1">It has also been used with some success when predicting late onset Alzheimers based on genome measurements.</text:p>
      <text:p text:style-name="P1"/>
      <text:p text:style-name="P2">KNN (K- Nearest Neighbours)</text:p>
      <text:p text:style-name="P6">KNN is a supervised machine learning method which groups data into clusters based on common specifics and measuring their relative distances. <text:s/>KNN looks to assign data into a set number of clusters. <text:s/>The number of clusters is based on user input, where K = 2, the algorithm will seek to sort data into 2 distinct clusters.</text:p>
      <text:p text:style-name="P6">Unlike K-Means, KNN is mainly used for classification and requires labelled data by analysing new un-labeled data against a data set by analysing how closely it falls to the existing data points.</text:p>
      <text:p text:style-name="P6"/>
      <text:p text:style-name="P6">Uses of KNN include movie watching services such a Netflix and Amazon whose systems store data of films and programmes have been watched by the consumer so far and recommend other similar films based on that cluster i.e. watch a load of Mel Brooks films and it will recommend more Mel Brooks films. <text:s/>Amazon also does this with consumer purchases, placing upselling adverts based on past consumers multiple purchases. <text:s/>i.e. If 3 consumers buy a4 paper and blue pens, the 4<text:span text:style-name="T1">th</text:span> consumer who seeks only to buy paper will also be recommended blue pens.</text:p>
      <text:p text:style-name="P5"/>
      <text:p text:style-name="P5"/>
      <text:p text:style-name="P2">K-Means</text:p>
      <text:p text:style-name="P6">K means is an unsupervised machine learning method. <text:s/>K means algorithms act by dividing data into separate clusters where the k = [number] is the number of clusters. <text:s/>In the instance of k= 2, the algorithm separates one set of data into 2 (clustered) groups based on it's characteristics where the operator suggests the number of clusters and the algorithm separates data into that amount of categories. <text:s/>It does this by observing the spread of data and applying 2 central points (or centroids) where the most likely centre of 2 clusters occurs by looking at relative spacing between data points. <text:s/>Data is then assigned to one of these two categories by their relative distance from each centroid.</text:p>
      <text:p text:style-name="P6"/>
      <text:p text:style-name="P6">Search engines are a great example of K-Means Clustering where data is accumulated on the “best result” for a given keyword based on past user searches and applied to future users who are inputting those same keywords. <text:s/>It can also be used to predict other relevant keyword searches that the user may have and suggest other searches that may be of interest to them.</text:p>
      <text:p text:style-name="P6"/>
      <text:p text:style-name="P1"/>
      <text:p text:style-name="P2">Random Forest</text:p>
      <text:p text:style-name="P7">Random forest is a supervised learning algorithms that takes the decision tree algorithm to the next level building multiple decision trees for classification and regression of data. <text:s/></text:p>
      <text:p text:style-name="P7"/>
      <text:p text:style-name="P7">Random forest uses several different decision trees, the results of which are used to make an aggregate result based on the average result of the trees. By averaging the result after the data has been subjected to several different evaluations, it makes a more robust statistically relevant result than other 'bagging' based algorithms that average the results at <text:s/>a more immature level. <text:s/>This aggregate result is then presented with a 'confidence' level of which 1 means that all decision trees have provided the same result and 0.6 meaning that 60% of the decision trees have arrived at the same result.</text:p>
      <text:p text:style-name="P7"/>
      <text:p text:style-name="P7">Like decision trees, Random forest can be used to make medical recommendations both <text:soft-page-break/>on diagnoses and treatments (type and volume of medicine) based on a patients individual characteristics and the characteristics of their presenting symptoms (and subsequent diagnoses). It can take into account multiple different criteria and as such is more robust than a standard decision tree.</text:p>
      <text:p text:style-name="P7">Where a decision tree might start with a patients age and go down branches to a conclusion (or leaf) based on that start point, the random forest algorithm can provide recommendations based on a patients age, lifestyle, health history, drug sensitivities and additional medical issues, each tree providing it's own leaf or conclusion, the result of all of these is then averaged to provide the best course of treatment.</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unito" svg:font-family="Nunito, Helvetica, Arial,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Denvir</meta:initial-creator>
    <meta:creation-date>2021-02-06T19:31:57.29</meta:creation-date>
    <dc:date>2021-02-07T10:33:49.63</dc:date>
    <dc:creator>Jon Denvir</dc:creator>
    <meta:editing-duration>PT2H39M31S</meta:editing-duration>
    <meta:editing-cycles>3</meta:editing-cycles>
    <meta:generator>OpenOffice/4.1.8$Win32 OpenOffice.org_project/418m3$Build-9803</meta:generator>
    <meta:document-statistic meta:table-count="0" meta:image-count="0" meta:object-count="0" meta:page-count="4" meta:paragraph-count="47" meta:word-count="1476" meta:character-count="9015"/>
  </office:meta>
</office:document-meta>
</file>